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Helvetica Neue" fo:font-size="36pt" fo:font-weight="bold" officeooo:rsid="0015f34d" officeooo:paragraph-rsid="0015f34d" style:font-size-asian="31.5pt" style:font-weight-asian="bold" style:font-size-complex="36pt" style:font-weight-complex="bold"/>
    </style:style>
    <style:style style:name="P2" style:family="paragraph" style:parent-style-name="Standard">
      <style:text-properties style:font-name="Helvetica Neue" fo:font-size="18pt" fo:font-weight="normal" officeooo:rsid="0015f34d" officeooo:paragraph-rsid="0015f34d" style:font-size-asian="15.75pt" style:font-weight-asian="normal" style:font-size-complex="18pt" style:font-weight-complex="normal"/>
    </style:style>
    <style:style style:name="P3" style:family="paragraph" style:parent-style-name="Standard">
      <style:text-properties style:font-name="Helvetica Neue" fo:font-size="18pt" fo:font-weight="normal" officeooo:rsid="0015f34d" officeooo:paragraph-rsid="001756eb" style:font-size-asian="15.75pt" style:font-weight-asian="normal" style:font-size-complex="18pt" style:font-weight-complex="normal"/>
    </style:style>
    <style:style style:name="P4" style:family="paragraph" style:parent-style-name="Standard">
      <style:text-properties style:font-name="Helvetica Neue" fo:font-size="18pt" fo:font-weight="bold" officeooo:rsid="0016d095" officeooo:paragraph-rsid="001756eb" style:font-size-asian="15.75pt" style:font-weight-asian="bold" style:font-size-complex="18pt" style:font-weight-complex="bold"/>
    </style:style>
    <style:style style:name="P5" style:family="paragraph" style:parent-style-name="Standard">
      <style:text-properties style:font-name="Helvetica Neue" fo:font-size="18pt" fo:font-weight="bold" officeooo:rsid="001756eb" officeooo:paragraph-rsid="001756eb" style:font-size-asian="15.75pt" style:font-weight-asian="bold" style:font-size-complex="18pt" style:font-weight-complex="bold"/>
    </style:style>
    <style:style style:name="P6" style:family="paragraph" style:parent-style-name="Standard">
      <style:text-properties style:font-name="Helvetica Neue" fo:font-size="18pt" fo:font-weight="bold" officeooo:rsid="0023e61a" officeooo:paragraph-rsid="0023e61a" style:font-size-asian="15.75pt" style:font-weight-asian="bold" style:font-size-complex="18pt" style:font-weight-complex="bold"/>
    </style:style>
    <style:style style:name="P7" style:family="paragraph" style:parent-style-name="Standard">
      <style:text-properties style:font-name="Helvetica Neue" fo:font-size="18pt" fo:font-weight="bold" officeooo:rsid="0028199f" officeooo:paragraph-rsid="0028199f" style:font-size-asian="15.75pt" style:font-weight-asian="bold" style:font-size-complex="18pt" style:font-weight-complex="bold"/>
    </style:style>
    <style:style style:name="P8" style:family="paragraph" style:parent-style-name="Standard">
      <style:text-properties style:font-name="Helvetica Neue" fo:font-size="18pt" fo:font-weight="bold" officeooo:rsid="0028199f" officeooo:paragraph-rsid="0029c11b" style:font-size-asian="15.75pt" style:font-weight-asian="bold" style:font-size-complex="18pt" style:font-weight-complex="bold"/>
    </style:style>
    <style:style style:name="P9" style:family="paragraph" style:parent-style-name="Standard">
      <style:text-properties style:font-name="Helvetica Neue" fo:font-size="18pt" fo:font-weight="bold" officeooo:rsid="0028199f" officeooo:paragraph-rsid="002a13d2" style:font-size-asian="15.75pt" style:font-weight-asian="bold" style:font-size-complex="18pt" style:font-weight-complex="bold"/>
    </style:style>
    <style:style style:name="P10" style:family="paragraph" style:parent-style-name="Standard">
      <style:text-properties style:font-name="Helvetica Neue" fo:font-size="18pt" fo:font-weight="bold" officeooo:rsid="0028199f" officeooo:paragraph-rsid="002a5f13" style:font-size-asian="15.75pt" style:font-weight-asian="bold" style:font-size-complex="18pt" style:font-weight-complex="bold"/>
    </style:style>
    <style:style style:name="P11" style:family="paragraph" style:parent-style-name="Standard">
      <style:text-properties style:font-name="Helvetica Neue" fo:font-size="18pt" fo:font-weight="bold" officeooo:rsid="0028199f" officeooo:paragraph-rsid="002d5c48" style:font-size-asian="15.75pt" style:font-weight-asian="bold" style:font-size-complex="18pt" style:font-weight-complex="bold"/>
    </style:style>
    <style:style style:name="P12" style:family="paragraph" style:parent-style-name="Standard">
      <style:text-properties style:font-name="Helvetica Neue" fo:font-size="18pt" fo:font-weight="bold" officeooo:rsid="0028199f" officeooo:paragraph-rsid="002ddd33" style:font-size-asian="15.75pt" style:font-weight-asian="bold" style:font-size-complex="18pt" style:font-weight-complex="bold"/>
    </style:style>
    <style:style style:name="P13" style:family="paragraph" style:parent-style-name="Standard">
      <style:text-properties style:font-name="Helvetica Neue" fo:font-size="18pt" fo:font-weight="bold" officeooo:rsid="0028199f" officeooo:paragraph-rsid="0032050a" style:font-size-asian="15.75pt" style:font-weight-asian="bold" style:font-size-complex="18pt" style:font-weight-complex="bold"/>
    </style:style>
    <style:style style:name="P14" style:family="paragraph" style:parent-style-name="Standard">
      <style:text-properties style:font-name="Helvetica Neue" fo:font-size="18pt" fo:font-weight="bold" officeooo:rsid="002b30bc" officeooo:paragraph-rsid="002b30bc" style:font-size-asian="15.75pt" style:font-weight-asian="bold" style:font-size-complex="18pt" style:font-weight-complex="bold"/>
    </style:style>
    <style:style style:name="P15" style:family="paragraph" style:parent-style-name="Standard">
      <style:text-properties style:font-name="Helvetica Neue" fo:font-size="18pt" fo:font-weight="bold" officeooo:rsid="002ddd33" officeooo:paragraph-rsid="002ddd33" style:font-size-asian="15.75pt" style:font-weight-asian="bold" style:font-size-complex="18pt" style:font-weight-complex="bold"/>
    </style:style>
    <style:style style:name="P16" style:family="paragraph" style:parent-style-name="Standard">
      <style:text-properties style:font-name="Helvetica Neue" fo:font-size="18pt" fo:font-weight="bold" officeooo:rsid="002ddd33" officeooo:paragraph-rsid="0036d19e" style:font-size-asian="15.75pt" style:font-weight-asian="bold" style:font-size-complex="18pt" style:font-weight-complex="bold"/>
    </style:style>
    <style:style style:name="P17" style:family="paragraph" style:parent-style-name="Standard">
      <style:text-properties style:font-name="Helvetica Neue" fo:font-size="18pt" fo:font-weight="bold" officeooo:rsid="00301c2c" officeooo:paragraph-rsid="00301c2c" style:font-size-asian="15.75pt" style:font-weight-asian="bold" style:font-size-complex="18pt" style:font-weight-complex="bold"/>
    </style:style>
    <style:style style:name="P18" style:family="paragraph" style:parent-style-name="Standard">
      <style:text-properties style:font-name="Helvetica Neue" fo:font-size="18pt" fo:font-weight="bold" officeooo:rsid="0032050a" officeooo:paragraph-rsid="0036d19e" style:font-size-asian="15.75pt" style:font-weight-asian="bold" style:font-size-complex="18pt" style:font-weight-complex="bold"/>
    </style:style>
    <style:style style:name="P19" style:family="paragraph" style:parent-style-name="Standard">
      <style:text-properties style:font-name="Helvetica Neue" fo:font-size="18pt" fo:font-weight="bold" officeooo:rsid="0032050a" officeooo:paragraph-rsid="002d5c48" style:font-size-asian="15.75pt" style:font-weight-asian="bold" style:font-size-complex="18pt" style:font-weight-complex="bold"/>
    </style:style>
    <style:style style:name="P20" style:family="paragraph" style:parent-style-name="Standard">
      <style:text-properties style:font-name="Helvetica Neue" fo:font-size="18pt" fo:font-weight="bold" officeooo:rsid="0029c11b" officeooo:paragraph-rsid="0029c11b" style:font-size-asian="15.75pt" style:font-weight-asian="bold" style:font-size-complex="18pt" style:font-weight-complex="bold"/>
    </style:style>
    <style:style style:name="P21" style:family="paragraph" style:parent-style-name="Standard">
      <style:text-properties style:font-name="Helvetica Neue" fo:font-size="18pt" fo:font-weight="bold" officeooo:rsid="002a13d2" officeooo:paragraph-rsid="0029c11b" style:font-size-asian="15.75pt" style:font-weight-asian="bold" style:font-size-complex="18pt" style:font-weight-complex="bold"/>
    </style:style>
    <style:style style:name="P22" style:family="paragraph" style:parent-style-name="Standard">
      <style:text-properties style:font-name="Helvetica Neue" fo:font-size="18pt" fo:font-weight="bold" officeooo:rsid="002a13d2" officeooo:paragraph-rsid="002a5f13" style:font-size-asian="15.75pt" style:font-weight-asian="bold" style:font-size-complex="18pt" style:font-weight-complex="bold"/>
    </style:style>
    <style:style style:name="P23" style:family="paragraph" style:parent-style-name="Standard">
      <style:text-properties style:font-name="Helvetica Neue" fo:font-size="18pt" fo:font-weight="bold" officeooo:rsid="002a13d2" officeooo:paragraph-rsid="002ddd33" style:font-size-asian="15.75pt" style:font-weight-asian="bold" style:font-size-complex="18pt" style:font-weight-complex="bold"/>
    </style:style>
    <style:style style:name="P24" style:family="paragraph" style:parent-style-name="Standard">
      <style:text-properties style:font-name="Helvetica Neue" fo:font-size="12pt" fo:font-weight="normal" officeooo:rsid="0015f34d" officeooo:paragraph-rsid="0015f34d" style:font-size-asian="10.5pt" style:font-weight-asian="normal" style:font-size-complex="12pt" style:font-weight-complex="normal"/>
    </style:style>
    <style:style style:name="P25" style:family="paragraph" style:parent-style-name="Standard">
      <style:text-properties style:font-name="Helvetica Neue" fo:font-size="11pt" fo:font-weight="normal" officeooo:rsid="001756eb" officeooo:paragraph-rsid="0016d095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style:font-name="Helvetica Neue" fo:font-size="11pt" fo:font-weight="normal" officeooo:rsid="001756eb" officeooo:paragraph-rsid="001756eb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style:font-name="Helvetica Neue" fo:font-size="11pt" fo:font-weight="normal" officeooo:rsid="0023e61a" officeooo:paragraph-rsid="0023e61a" style:font-size-asian="9.60000038146973pt" style:font-weight-asian="normal" style:font-size-complex="11pt" style:font-weight-complex="normal"/>
    </style:style>
    <style:style style:name="P28" style:family="paragraph" style:parent-style-name="Standard">
      <style:text-properties style:font-name="Helvetica Neue" fo:font-size="11pt" fo:font-weight="normal" officeooo:rsid="0023e61a" officeooo:paragraph-rsid="00280774" style:font-size-asian="9.60000038146973pt" style:font-weight-asian="normal" style:font-size-complex="11pt" style:font-weight-complex="normal"/>
    </style:style>
    <style:style style:name="P29" style:family="paragraph" style:parent-style-name="Standard">
      <style:text-properties style:font-name="Helvetica Neue" fo:font-size="11pt" fo:font-weight="bold" officeooo:rsid="0023e61a" officeooo:paragraph-rsid="0023e61a" style:font-size-asian="9.60000038146973pt" style:font-weight-asian="bold" style:font-size-complex="11pt" style:font-weight-complex="bold"/>
    </style:style>
    <style:style style:name="P30" style:family="paragraph" style:parent-style-name="Standard">
      <style:text-properties style:font-name="Helvetica Neue" fo:font-size="11pt" fo:font-weight="bold" officeooo:rsid="00280774" officeooo:paragraph-rsid="00280774" style:font-size-asian="9.60000038146973pt" style:font-weight-asian="bold" style:font-size-complex="11pt" style:font-weight-complex="bold"/>
    </style:style>
    <style:style style:name="P31" style:family="paragraph" style:parent-style-name="Standard">
      <style:text-properties style:font-name="Courier New" fo:font-size="11pt" fo:font-weight="normal" officeooo:rsid="0016d095" officeooo:paragraph-rsid="0016d095" style:font-size-asian="9.60000038146973pt" style:font-weight-asian="normal" style:font-size-complex="11pt" style:font-weight-complex="normal"/>
    </style:style>
    <style:style style:name="P32" style:family="paragraph" style:parent-style-name="Standard">
      <style:text-properties style:font-name="Courier New" fo:font-size="11pt" fo:font-weight="normal" officeooo:rsid="001756eb" officeooo:paragraph-rsid="001756eb" style:font-size-asian="9.60000038146973pt" style:font-weight-asian="normal" style:font-size-complex="11pt" style:font-weight-complex="normal"/>
    </style:style>
    <style:style style:name="P33" style:family="paragraph" style:parent-style-name="Standard">
      <style:text-properties style:font-name="Courier New" fo:font-size="11pt" fo:font-weight="normal" officeooo:rsid="00199df6" officeooo:paragraph-rsid="00199df6" style:font-size-asian="9.60000038146973pt" style:font-weight-asian="normal" style:font-size-complex="11pt" style:font-weight-complex="normal"/>
    </style:style>
    <style:style style:name="P34" style:family="paragraph" style:parent-style-name="Standard">
      <style:text-properties style:font-name="Courier New" fo:font-size="11pt" fo:font-weight="normal" officeooo:rsid="001b7d75" officeooo:paragraph-rsid="00199df6" style:font-size-asian="9.60000038146973pt" style:font-weight-asian="normal" style:font-size-complex="11pt" style:font-weight-complex="normal"/>
    </style:style>
    <style:style style:name="P35" style:family="paragraph" style:parent-style-name="Standard">
      <style:text-properties style:font-name="Courier New" fo:font-size="11pt" fo:font-weight="normal" officeooo:rsid="001bdc74" officeooo:paragraph-rsid="001bdc74" style:font-size-asian="9.60000038146973pt" style:font-weight-asian="normal" style:font-size-complex="11pt" style:font-weight-complex="normal"/>
    </style:style>
    <style:style style:name="P36" style:family="paragraph" style:parent-style-name="Standard">
      <style:text-properties style:font-name="Courier New" fo:font-size="11pt" fo:font-weight="normal" officeooo:rsid="0020748b" officeooo:paragraph-rsid="001bdc74" style:font-size-asian="9.60000038146973pt" style:font-weight-asian="normal" style:font-size-complex="11pt" style:font-weight-complex="normal"/>
    </style:style>
    <style:style style:name="P37" style:family="paragraph" style:parent-style-name="Standard">
      <style:text-properties style:font-name="Courier New" fo:font-size="11pt" fo:font-weight="normal" officeooo:rsid="0023e61a" officeooo:paragraph-rsid="0023e61a" style:font-size-asian="9.60000038146973pt" style:font-weight-asian="normal" style:font-size-complex="11pt" style:font-weight-complex="normal"/>
    </style:style>
    <style:style style:name="P38" style:family="paragraph" style:parent-style-name="Standard">
      <style:text-properties style:font-name="Courier New" fo:font-size="11pt" fo:font-weight="bold" officeooo:rsid="001756eb" officeooo:paragraph-rsid="001bdc74" style:font-size-asian="9.60000038146973pt" style:font-weight-asian="bold" style:font-size-complex="11pt" style:font-weight-complex="bold"/>
    </style:style>
    <style:style style:name="P39" style:family="paragraph" style:parent-style-name="Standard">
      <style:text-properties style:font-name="Courier New" fo:font-size="11pt" style:text-underline-style="solid" style:text-underline-width="auto" style:text-underline-color="font-color" fo:font-weight="bold" officeooo:rsid="001bdc74" officeooo:paragraph-rsid="001bdc74" style:font-size-asian="9.60000038146973pt" style:font-weight-asian="bold" style:font-size-complex="11pt" style:font-weight-complex="bold"/>
    </style:style>
    <style:style style:name="P40" style:family="paragraph" style:parent-style-name="Standard">
      <style:text-properties style:font-name="Courier New" fo:font-size="18pt" fo:font-weight="normal" officeooo:rsid="0015f34d" officeooo:paragraph-rsid="00199df6" style:font-size-asian="15.75pt" style:font-weight-asian="normal" style:font-size-complex="18pt" style:font-weight-complex="normal"/>
    </style:style>
    <style:style style:name="P41" style:family="paragraph" style:parent-style-name="Standard">
      <style:text-properties style:font-name="Courier New" fo:font-size="18pt" fo:font-weight="normal" officeooo:rsid="001bdc74" officeooo:paragraph-rsid="001bdc74" style:font-size-asian="15.75pt" style:font-weight-asian="normal" style:font-size-complex="18pt" style:font-weight-complex="normal"/>
    </style:style>
    <style:style style:name="P42" style:family="paragraph" style:parent-style-name="Standard">
      <style:text-properties style:font-name="Courier New" fo:font-size="18pt" fo:font-weight="bold" officeooo:rsid="001bdc74" officeooo:paragraph-rsid="001bdc74" style:font-size-asian="15.75pt" style:font-weight-asian="bold" style:font-size-complex="18pt" style:font-weight-complex="bold"/>
    </style:style>
    <style:style style:name="P43" style:family="paragraph" style:parent-style-name="Standard">
      <style:text-properties style:font-name="Courier New" fo:font-size="14pt" fo:font-weight="bold" officeooo:rsid="00280774" officeooo:paragraph-rsid="00280774" style:font-size-asian="14pt" style:font-weight-asian="bold" style:font-size-complex="14pt" style:font-weight-complex="bold"/>
    </style:style>
    <style:style style:name="P44" style:family="paragraph" style:parent-style-name="Standard">
      <style:text-properties style:font-name="Courier New" fo:font-size="14pt" style:text-underline-style="solid" style:text-underline-width="auto" style:text-underline-color="font-color" fo:font-weight="bold" officeooo:rsid="0023e61a" officeooo:paragraph-rsid="0023e61a" style:font-size-asian="14pt" style:font-weight-asian="bold" style:font-size-complex="14pt" style:font-weight-complex="bold"/>
    </style:style>
    <style:style style:name="P45" style:family="paragraph" style:parent-style-name="Standard">
      <style:text-properties style:font-name="Courier New" fo:font-size="14pt" style:text-underline-style="solid" style:text-underline-width="auto" style:text-underline-color="font-color" fo:font-weight="bold" officeooo:rsid="00280774" officeooo:paragraph-rsid="00280774" style:font-size-asian="14pt" style:font-weight-asian="bold" style:font-size-complex="14pt" style:font-weight-complex="bold"/>
    </style:style>
    <style:style style:name="P46" style:family="paragraph" style:parent-style-name="Standard">
      <style:text-properties style:font-name="Courier New" fo:font-size="8pt" fo:font-weight="normal" officeooo:rsid="00269faa" officeooo:paragraph-rsid="00269faa" style:font-size-asian="7pt" style:font-weight-asian="normal" style:font-size-complex="8pt" style:font-weight-complex="normal"/>
    </style:style>
    <style:style style:name="P47" style:family="paragraph" style:parent-style-name="Standard">
      <style:text-properties style:font-name="Courier New" fo:font-size="8pt" fo:font-weight="normal" officeooo:rsid="00280774" officeooo:paragraph-rsid="00280774" style:font-size-asian="7pt" style:font-weight-asian="normal" style:font-size-complex="8pt" style:font-weight-complex="normal"/>
    </style:style>
    <style:style style:name="P48" style:family="paragraph" style:parent-style-name="Standard">
      <style:text-properties style:font-name="Courier New" fo:font-size="8pt" fo:font-weight="normal" officeooo:rsid="00280774" officeooo:paragraph-rsid="002ddd33" style:font-size-asian="7pt" style:font-weight-asian="normal" style:font-size-complex="8pt" style:font-weight-complex="normal"/>
    </style:style>
    <style:style style:name="P49" style:family="paragraph" style:parent-style-name="Standard">
      <style:text-properties style:font-name="Courier New" fo:font-size="8pt" fo:font-weight="normal" officeooo:rsid="00280774" officeooo:paragraph-rsid="002a5f13" style:font-size-asian="7pt" style:font-weight-asian="normal" style:font-size-complex="8pt" style:font-weight-complex="normal"/>
    </style:style>
    <style:style style:name="P50" style:family="paragraph" style:parent-style-name="Standard">
      <style:text-properties style:font-name="Courier New" fo:font-size="8pt" fo:font-weight="normal" officeooo:rsid="00280774" officeooo:paragraph-rsid="002d5c48" style:font-size-asian="7pt" style:font-weight-asian="normal" style:font-size-complex="8pt" style:font-weight-complex="normal"/>
    </style:style>
    <style:style style:name="P51" style:family="paragraph" style:parent-style-name="Standard">
      <style:text-properties style:font-name="Courier New" fo:font-size="8pt" fo:font-weight="normal" officeooo:rsid="002ddd33" officeooo:paragraph-rsid="002ddd33" style:font-size-asian="7pt" style:font-weight-asian="normal" style:font-size-complex="8pt" style:font-weight-complex="normal"/>
    </style:style>
    <style:style style:name="P52" style:family="paragraph" style:parent-style-name="Standard">
      <style:text-properties style:font-name="Courier New" fo:font-size="8pt" fo:font-weight="normal" officeooo:rsid="0029c11b" officeooo:paragraph-rsid="0029c11b" style:font-size-asian="7pt" style:font-weight-asian="normal" style:font-size-complex="8pt" style:font-weight-complex="normal"/>
    </style:style>
    <style:style style:name="P53" style:family="paragraph" style:parent-style-name="Standard">
      <style:text-properties style:font-name="Courier New" fo:font-size="8pt" fo:font-weight="normal" officeooo:rsid="002a13d2" officeooo:paragraph-rsid="002a13d2" style:font-size-asian="7pt" style:font-weight-asian="normal" style:font-size-complex="8pt" style:font-weight-complex="normal"/>
    </style:style>
    <style:style style:name="P54" style:family="paragraph" style:parent-style-name="Standard">
      <style:text-properties style:font-name="Courier New" fo:font-size="8pt" fo:font-weight="normal" officeooo:rsid="002a5f13" officeooo:paragraph-rsid="002a5f13" style:font-size-asian="7pt" style:font-weight-asian="normal" style:font-size-complex="8pt" style:font-weight-complex="normal"/>
    </style:style>
    <style:style style:name="P55" style:family="paragraph" style:parent-style-name="Standard">
      <style:text-properties style:font-name="Courier New" fo:font-size="8pt" fo:font-weight="normal" officeooo:rsid="002d5c48" officeooo:paragraph-rsid="002a5f13" style:font-size-asian="7pt" style:font-weight-asian="normal" style:font-size-complex="8pt" style:font-weight-complex="normal"/>
    </style:style>
    <style:style style:name="P56" style:family="paragraph" style:parent-style-name="Standard">
      <style:text-properties style:font-name="Courier New" fo:font-size="8pt" fo:font-weight="normal" officeooo:rsid="002d5c48" officeooo:paragraph-rsid="002d5c48" style:font-size-asian="7pt" style:font-weight-asian="normal" style:font-size-complex="8pt" style:font-weight-complex="normal"/>
    </style:style>
    <style:style style:name="P57" style:family="paragraph" style:parent-style-name="Standard">
      <style:text-properties style:font-name="Courier New" fo:font-size="8pt" fo:font-weight="normal" officeooo:rsid="0032050a" officeooo:paragraph-rsid="003cd36f" style:font-size-asian="7pt" style:font-weight-asian="normal" style:font-size-complex="8pt" style:font-weight-complex="normal"/>
    </style:style>
    <style:style style:name="P58" style:family="paragraph" style:parent-style-name="Standard">
      <style:text-properties style:font-name="Courier New" fo:font-size="8pt" fo:font-weight="normal" officeooo:rsid="0032050a" officeooo:paragraph-rsid="0036d19e" style:font-size-asian="7pt" style:font-weight-asian="normal" style:font-size-complex="8pt" style:font-weight-complex="normal"/>
    </style:style>
    <style:style style:name="P59" style:family="paragraph" style:parent-style-name="Standard">
      <style:text-properties style:font-name="Courier New" fo:font-size="8pt" fo:font-weight="bold" officeooo:rsid="002ddd33" officeooo:paragraph-rsid="002ddd33" style:font-size-asian="7pt" style:font-weight-asian="bold" style:font-size-complex="8pt" style:font-weight-complex="bold"/>
    </style:style>
    <style:style style:name="P60" style:family="paragraph" style:parent-style-name="Standard">
      <style:text-properties style:font-name="Courier New" fo:font-size="8pt" fo:font-weight="normal" officeooo:rsid="00336aa8" officeooo:paragraph-rsid="0032050a" style:font-size-asian="7pt" style:font-weight-asian="normal" style:font-size-complex="8pt" style:font-weight-complex="normal"/>
    </style:style>
    <style:style style:name="P61" style:family="paragraph" style:parent-style-name="Standard">
      <style:text-properties style:font-name="Helvetica Neue" fo:font-size="15pt" fo:font-weight="bold" officeooo:rsid="003f07bd" officeooo:paragraph-rsid="003f07bd" style:font-size-asian="13.1000003814697pt" style:font-weight-asian="bold" style:font-size-complex="15pt" style:font-weight-complex="bold"/>
    </style:style>
    <style:style style:name="P62" style:family="paragraph" style:parent-style-name="Standard">
      <style:text-properties style:font-name="Helvetica Neue" fo:font-size="15pt" fo:font-weight="bold" officeooo:rsid="00403497" officeooo:paragraph-rsid="003f07bd" style:font-size-asian="13.1000003814697pt" style:font-weight-asian="bold" style:font-size-complex="15pt" style:font-weight-complex="bold"/>
    </style:style>
    <style:style style:name="P63" style:family="paragraph" style:parent-style-name="Standard">
      <style:text-properties style:font-name="Helvetica Neue" fo:font-size="10.5pt" fo:font-weight="normal" officeooo:rsid="00403497" officeooo:paragraph-rsid="00403497" style:font-size-asian="9.14999961853027pt" style:font-weight-asian="normal" style:font-size-complex="10.5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6d095" style:font-weight-asian="bold" style:font-weight-complex="bold"/>
    </style:style>
    <style:style style:name="T3" style:family="text">
      <style:text-properties fo:font-weight="bold" officeooo:rsid="001756eb" style:font-weight-asian="bold" style:font-weight-complex="bold"/>
    </style:style>
    <style:style style:name="T4" style:family="text">
      <style:text-properties officeooo:rsid="001756eb"/>
    </style:style>
    <style:style style:name="T5" style:family="text">
      <style:text-properties fo:font-size="11pt" style:font-size-asian="9.60000038146973pt" style:font-size-complex="11pt"/>
    </style:style>
    <style:style style:name="T6" style:family="text">
      <style:text-properties fo:font-size="11pt" officeooo:rsid="001756eb" style:font-size-asian="9.60000038146973pt" style:font-size-complex="11pt"/>
    </style:style>
    <style:style style:name="T7" style:family="text">
      <style:text-properties fo:font-size="11pt" officeooo:rsid="00199df6" style:font-size-asian="9.60000038146973pt" style:font-size-complex="11pt"/>
    </style:style>
    <style:style style:name="T8" style:family="text">
      <style:text-properties fo:font-size="11pt" officeooo:rsid="001b7d75" style:font-size-asian="9.60000038146973pt" style:font-size-complex="11pt"/>
    </style:style>
    <style:style style:name="T9" style:family="text">
      <style:text-properties fo:font-size="11pt" officeooo:rsid="001d38ca" style:font-size-asian="9.60000038146973pt" style:font-size-complex="11pt"/>
    </style:style>
    <style:style style:name="T10" style:family="text">
      <style:text-properties fo:font-size="11pt" officeooo:rsid="001e9ca5" style:font-size-asian="9.60000038146973pt" style:font-size-complex="11pt"/>
    </style:style>
    <style:style style:name="T11" style:family="text">
      <style:text-properties fo:font-size="11pt" officeooo:rsid="0020748b" style:font-size-asian="9.60000038146973pt" style:font-size-complex="11pt"/>
    </style:style>
    <style:style style:name="T12" style:family="text">
      <style:text-properties fo:font-size="11pt" fo:font-weight="bold" style:font-size-asian="9.60000038146973pt" style:font-weight-asian="bold" style:font-size-complex="11pt" style:font-weight-complex="bold"/>
    </style:style>
    <style:style style:name="T13" style:family="text">
      <style:text-properties fo:font-size="11pt" style:text-underline-style="solid" style:text-underline-width="auto" style:text-underline-color="font-color" style:font-size-asian="9.60000038146973pt" style:font-size-complex="11pt"/>
    </style:style>
    <style:style style:name="T14" style:family="text">
      <style:text-properties fo:font-size="11pt" style:text-underline-style="solid" style:text-underline-width="auto" style:text-underline-color="font-color" officeooo:rsid="001756eb" style:font-size-asian="9.60000038146973pt" style:font-size-complex="11pt"/>
    </style:style>
    <style:style style:name="T15" style:family="text">
      <style:text-properties style:font-name="Courier New"/>
    </style:style>
    <style:style style:name="T16" style:family="text">
      <style:text-properties style:font-name="Courier New" fo:font-size="11pt" style:text-underline-style="solid" style:text-underline-width="auto" style:text-underline-color="font-color" fo:font-weight="bold" officeooo:rsid="001756eb" style:font-size-asian="9.60000038146973pt" style:font-weight-asian="bold" style:font-size-complex="11pt" style:font-weight-complex="bold"/>
    </style:style>
    <style:style style:name="T17" style:family="text">
      <style:text-properties style:font-name="Courier New" fo:font-size="8pt" fo:font-weight="normal" style:font-size-asian="7pt" style:font-weight-asian="normal" style:font-size-complex="8pt" style:font-weight-complex="normal"/>
    </style:style>
    <style:style style:name="T18" style:family="text">
      <style:text-properties style:font-name="Courier New" fo:font-size="8pt" fo:font-weight="normal" officeooo:rsid="00280774" style:font-size-asian="7pt" style:font-weight-asian="normal" style:font-size-complex="8pt" style:font-weight-complex="normal"/>
    </style:style>
    <style:style style:name="T19" style:family="text">
      <style:text-properties style:font-name="Courier New" fo:font-size="8pt" fo:font-weight="normal" officeooo:rsid="0029c11b" style:font-size-asian="7pt" style:font-weight-asian="normal" style:font-size-complex="8pt" style:font-weight-complex="normal"/>
    </style:style>
    <style:style style:name="T20" style:family="text">
      <style:text-properties style:font-name="Courier New" fo:font-size="8pt" fo:font-weight="normal" officeooo:rsid="002a13d2" style:font-size-asian="7pt" style:font-weight-asian="normal" style:font-size-complex="8pt" style:font-weight-complex="normal"/>
    </style:style>
    <style:style style:name="T21" style:family="text">
      <style:text-properties style:font-name="Courier New" fo:font-size="8pt" fo:font-weight="normal" officeooo:rsid="002a5f13" style:font-size-asian="7pt" style:font-weight-asian="normal" style:font-size-complex="8pt" style:font-weight-complex="normal"/>
    </style:style>
    <style:style style:name="T22" style:family="text">
      <style:text-properties style:font-name="Courier New" fo:font-size="8pt" fo:font-weight="normal" officeooo:rsid="002a76a6" style:font-size-asian="7pt" style:font-weight-asian="normal" style:font-size-complex="8pt" style:font-weight-complex="normal"/>
    </style:style>
    <style:style style:name="T23" style:family="text">
      <style:text-properties style:font-name="Courier New" fo:font-size="8pt" fo:font-weight="normal" officeooo:rsid="002b30bc" style:font-size-asian="7pt" style:font-weight-asian="normal" style:font-size-complex="8pt" style:font-weight-complex="normal"/>
    </style:style>
    <style:style style:name="T24" style:family="text">
      <style:text-properties style:font-name="Courier New" fo:font-size="8pt" fo:font-weight="normal" officeooo:rsid="002cef9c" style:font-size-asian="7pt" style:font-weight-asian="normal" style:font-size-complex="8pt" style:font-weight-complex="normal"/>
    </style:style>
    <style:style style:name="T25" style:family="text">
      <style:text-properties style:font-name="Courier New" fo:font-size="8pt" fo:font-weight="normal" officeooo:rsid="002d5c48" style:font-size-asian="7pt" style:font-weight-asian="normal" style:font-size-complex="8pt" style:font-weight-complex="normal"/>
    </style:style>
    <style:style style:name="T26" style:family="text">
      <style:text-properties style:font-name="Courier New" fo:font-size="8pt" fo:font-weight="normal" officeooo:rsid="00310d32" style:font-size-asian="7pt" style:font-weight-asian="normal" style:font-size-complex="8pt" style:font-weight-complex="normal"/>
    </style:style>
    <style:style style:name="T27" style:family="text">
      <style:text-properties style:font-name="Courier New" fo:font-size="8pt" fo:font-weight="normal" officeooo:rsid="0032050a" style:font-size-asian="7pt" style:font-weight-asian="normal" style:font-size-complex="8pt" style:font-weight-complex="normal"/>
    </style:style>
    <style:style style:name="T28" style:family="text">
      <style:text-properties style:font-name="Courier New" fo:font-size="8pt" fo:font-weight="normal" officeooo:rsid="00336aa8" style:font-size-asian="7pt" style:font-weight-asian="normal" style:font-size-complex="8pt" style:font-weight-complex="normal"/>
    </style:style>
    <style:style style:name="T29" style:family="text">
      <style:text-properties style:font-name="Courier New" fo:font-size="8pt" fo:font-weight="normal" officeooo:rsid="003e36ad" style:font-size-asian="7pt" style:font-weight-asian="normal" style:font-size-complex="8pt" style:font-weight-complex="normal"/>
    </style:style>
    <style:style style:name="T30" style:family="text">
      <style:text-properties style:font-name="Courier New" fo:font-size="8pt" style:font-size-asian="7pt" style:font-size-complex="8pt"/>
    </style:style>
    <style:style style:name="T31" style:family="text">
      <style:text-properties style:font-name="Courier New" fo:font-size="8pt" officeooo:rsid="002d5c48" style:font-size-asian="7pt" style:font-size-complex="8pt"/>
    </style:style>
    <style:style style:name="T32" style:family="text">
      <style:text-properties fo:font-size="9pt" style:font-size-asian="7.84999990463257pt" style:font-size-complex="9pt"/>
    </style:style>
    <style:style style:name="T33" style:family="text">
      <style:text-properties fo:font-size="9pt" officeooo:rsid="0024a74b" style:font-size-asian="7.84999990463257pt" style:font-size-complex="9pt"/>
    </style:style>
    <style:style style:name="T34" style:family="text">
      <style:text-properties style:font-name="Helvetica Neue" fo:font-weight="bold" style:font-weight-asian="bold" style:font-weight-complex="bold"/>
    </style:style>
    <style:style style:name="T35" style:family="text">
      <style:text-properties style:font-name="Helvetica Neue" fo:font-weight="bold" officeooo:rsid="00280774" style:font-weight-asian="bold" style:font-weight-complex="bold"/>
    </style:style>
    <style:style style:name="T36" style:family="text">
      <style:text-properties fo:font-size="8pt" style:font-size-asian="8pt" style:font-size-complex="8pt"/>
    </style:style>
    <style:style style:name="T37" style:family="text">
      <style:text-properties fo:font-size="8pt" officeooo:rsid="0024a74b" style:font-size-asian="8pt" style:font-size-complex="8pt"/>
    </style:style>
    <style:style style:name="T38" style:family="text">
      <style:text-properties officeooo:rsid="0029c11b"/>
    </style:style>
    <style:style style:name="T39" style:family="text">
      <style:text-properties officeooo:rsid="002a13d2"/>
    </style:style>
    <style:style style:name="T40" style:family="text">
      <style:text-properties fo:font-size="12pt" officeooo:rsid="0029c11b" style:font-size-asian="12pt" style:font-size-complex="12pt"/>
    </style:style>
    <style:style style:name="T41" style:family="text">
      <style:text-properties fo:font-size="12pt" officeooo:rsid="002a13d2" style:font-size-asian="12pt" style:font-size-complex="12pt"/>
    </style:style>
    <style:style style:name="T42" style:family="text">
      <style:text-properties fo:font-size="12pt" officeooo:rsid="002d5c48" style:font-size-asian="12pt" style:font-size-complex="12pt"/>
    </style:style>
    <style:style style:name="T43" style:family="text">
      <style:text-properties officeooo:rsid="002f2be5"/>
    </style:style>
    <style:style style:name="T44" style:family="text">
      <style:text-properties officeooo:rsid="0030ba1f"/>
    </style:style>
    <style:style style:name="T45" style:family="text">
      <style:text-properties officeooo:rsid="0034e4a9"/>
    </style:style>
    <style:style style:name="T46" style:family="text">
      <style:text-properties officeooo:rsid="003e36ad"/>
    </style:style>
    <style:style style:name="T47" style:family="text">
      <style:text-properties officeooo:rsid="004034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>Scure </text:p>
      <text:p text:style-name="P2"/>
      <text:p text:style-name="P2">Design Document </text:p>
      <text:p text:style-name="P2"/>
      <text:p text:style-name="P2">Revision 1.<text:span text:style-name="T43">3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span text:style-name="T2">Why are we building Scure? </text:span><text:s/></text:p>
      <text:p text:style-name="P24"/>
      <text:p text:style-name="P31">Scure is designed to be a lightweight, compact, and affordable security system for your apartment or small business. <text:s/>After taking a hard look at the home security industry and saw that many of the packages that these companies offer are buried in installation fees and costly monthly dues. <text:s/><text:span text:style-name="T4">We want to build </text:span><text:span text:style-name="T3">Scure</text:span><text:span text:style-name="T4"> to be offered as a simple package that works out of the box. <text:s/></text:span></text:p>
      <text:p text:style-name="P25"/>
      <text:p text:style-name="P4"/>
      <text:p text:style-name="P3"><text:span text:style-name="T3">How is this different from other OOTB systems</text:span><text:span text:style-name="T2">?</text:span></text:p>
      <text:p text:style-name="P32"/>
      <text:p text:style-name="P40"><text:span text:style-name="T6">- </text:span><text:span text:style-name="T7">This system will be designed to be more affordable than other systems</text:span></text:p>
      <text:p text:style-name="P33">- Aiming for no monthly fee</text:p>
      <text:p text:style-name="P40"><text:span text:style-name="T7">- Web and Mobile Application </text:span><text:span text:style-name="T8">controlled </text:span></text:p>
      <text:p text:style-name="P40"><text:span text:style-name="T7">- </text:span><text:span text:style-name="T8">Machine learning, system that automatically adapts to your routines and sets itself</text:span></text:p>
      <text:p text:style-name="P34">- Offer as free open source build as well as selling as a package</text:p>
      <text:p text:style-name="P40"><text:span text:style-name="T8">- </text:span><text:span text:style-name="T11">Cut out the middle man of a monitoring center. <text:s/>( Automated notification) <text:s/></text:span></text:p>
      <text:p text:style-name="P40"/>
      <text:p text:style-name="P3"><text:span text:style-name="T2">Wh</text:span><text:span text:style-name="T3">o are we building this for? </text:span></text:p>
      <text:p text:style-name="P3"><text:span text:style-name="T3"><text:line-break/></text:span><text:span text:style-name="T16">Young first-time renters / small home owners (Age 24-35)</text:span></text:p>
      <text:p text:style-name="P32"><text:span text:style-name="T1">Reasoning: </text:span>Most apartment tenants are not permitted to have a permanent security system installed. <text:s/>If they are allowed to, most tenants in this age group will not have the financial assets to pay for such a system. <text:s/></text:p>
      <text:p text:style-name="P32"/>
      <text:p text:style-name="P32"><text:span text:style-name="T1">Goal: </text:span>Keep hardware production costs low to charge an affordable price for the basic package. </text:p>
      <text:p text:style-name="P32"/>
      <text:p text:style-name="P38"/>
      <text:p text:style-name="P42"><text:span text:style-name="T14">D</text:span><text:span text:style-name="T13">evelopers &amp; Hackers</text:span><text:span text:style-name="T5"> </text:span></text:p>
      <text:p text:style-name="P35"><text:span text:style-name="T1">Reasoning: </text:span>This package will be offered as a free option for those who want to tinker and build it themselves. <text:s/>Full hardware schematics and parts list will be provided. <text:s/>Firmware will be open sourced. <text:s/></text:p>
      <text:p text:style-name="P35"/>
      <text:p text:style-name="P35"><text:span text:style-name="T1">Goal: </text:span>Give the hacking community a finished product to build on. <text:s text:c="4"/></text:p>
      <text:p text:style-name="P35"/>
      <text:p text:style-name="P39">Small Business Owners</text:p>
      <text:p text:style-name="P41"><text:span text:style-name="T12">Reasoning:</text:span><text:span text:style-name="T5"> The cost of running and operating as a small business is burden enough. <text:s/>We want to provide a customizable, low-cost system to offer small business the same amount of security and transparency that expensive big box companies provide. <text:s/></text:span><text:span text:style-name="T9">We believe this will be attractive for business owners who want to keep an eye on their small shops. <text:s text:c="2"/></text:span><text:span text:style-name="T10">(2 doors/ 1 window) <text:s/></text:span></text:p>
      <text:p text:style-name="P35"/>
      <text:p text:style-name="P36"><text:span text:style-name="T1">Goal:</text:span> Give small business owners a super affordable security package so <text:soft-page-break/>they can focus on devoting more of their resources to running their business. </text:p>
      <text:p text:style-name="P26"><text:tab/> </text:p>
      <text:p text:style-name="P5"/>
      <text:p text:style-name="P5"/>
      <text:p text:style-name="P6">Parts List </text:p>
      <text:p text:style-name="P27"/>
      <text:p text:style-name="P27"/>
      <text:p text:style-name="P44">Main Hub</text:p>
      <text:p text:style-name="P37"/>
      <text:p text:style-name="P29">Atmega 328 <text:s/>8-bit Microprocessor</text:p>
      <text:p text:style-name="P37"><text:span text:style-name="T36">The main hub design will be centered around the Microprocessor that we choose. <text:s/>For the time being, it is the Atmega 328 because we will be prototyping with the Arduino Uno. </text:span><text:span text:style-name="T37">The firmware written for the main hub will be responsible for automatically connecting to a registered mobile device via Bluetooth chip, receiving inputs/data from the sensor network, communicating to the mobile and web applications through WiFi or Ethernet. </text:span><text:span text:style-name="T33"><text:s/></text:span><text:span text:style-name="T32"><text:s/></text:span></text:p>
      <text:p text:style-name="P37"/>
      <text:p text:style-name="P29">Wifi Chip / Ethernet Shield</text:p>
      <text:p text:style-name="P46">The WiFi chip / Ethernet Shield is necessary for the Atmega328 to communicate with our web server. <text:s/>It will send information regarding the current status of the system as well as receive commands from the user to arm/disarm the system as well as set other options in the firmware. <text:s/></text:p>
      <text:p text:style-name="P29"/>
      <text:p text:style-name="P27"><text:span text:style-name="T34">Bluetooth Chip</text:span><text:span text:style-name="T15"> <text:s/></text:span><text:s/></text:p>
      <text:p text:style-name="P46">The responsibility of the bluetooth chip is to pair with authorized user mobile devices and connect to them automatically once they are within range. <text:s/>No real data should be sent across Bluetooth as all commands are executed on the network. <text:s/>Bluetooth will only be there to check for the presence of the user in a nearby range. <text:s/></text:p>
      <text:p text:style-name="P46"/>
      <text:p text:style-name="P30">XBEE Radio WPAN Main Chip</text:p>
      <text:p text:style-name="P47">This chip will communicate with the the sensor network.</text:p>
      <text:p text:style-name="P46"/>
      <text:p text:style-name="P45">Sensors</text:p>
      <text:p text:style-name="P43"/>
      <text:p text:style-name="P28"><text:span text:style-name="T35">XBEE Radio WPAN Chip</text:span><text:span text:style-name="T15"> </text:span><text:s/></text:p>
      <text:p text:style-name="P47">This chip will communicate with the main hub.</text:p>
      <text:p text:style-name="P47"/>
      <text:p text:style-name="P47"/>
      <text:p text:style-name="P30">Reed Switch Circuit</text:p>
      <text:p text:style-name="P47">The Reed Switch Circuit will respond to the magnetic field and trigger a signal to be sent to the xbee controller that will be in turn sent to the main hub. <text:s/></text:p>
      <text:p text:style-name="P47"/>
      <text:p text:style-name="P47"/>
      <text:p text:style-name="P7"/>
      <text:p text:style-name="P14">Competing Market</text:p>
      <text:p text:style-name="P14"/>
      <text:p text:style-name="P14">Canary</text:p>
      <text:p text:style-name="P14">Piper</text:p>
      <text:p text:style-name="P7"/>
      <text:p text:style-name="P7"/>
      <text:p text:style-name="P7"/>
      <text:p text:style-name="P7"><text:soft-page-break/></text:p>
      <text:p text:style-name="P7"/>
      <text:p text:style-name="P20">Design Plan </text:p>
      <text:p text:style-name="P8"/>
      <text:p text:style-name="P21">Stage I ( 1 ½ – 2 Weeks) </text:p>
      <text:p text:style-name="P48"/>
      <text:p text:style-name="P15"><text:span text:style-name="T18">(</text:span><text:span text:style-name="T17">Early prototyping stage) </text:span></text:p>
      <text:p text:style-name="P51"/>
      <text:p text:style-name="P8"><text:span text:style-name="T18">- </text:span><text:span text:style-name="T19">Set up the hardware prototype for the main hub and remote unit. </text:span><text:span text:style-name="T29">(Done)</text:span></text:p>
      <text:p text:style-name="P8"><text:span text:style-name="T19">- Establish bluetooth communication to phone </text:span><text:span text:style-name="T20">( can use bluetooth terminal) </text:span></text:p>
      <text:p text:style-name="P8"><text:span text:style-name="T19">- Establish network communication </text:span><text:span text:style-name="T21">from main hub </text:span><text:span text:style-name="T19">to server url </text:span><text:span text:style-name="T29">(Done)</text:span></text:p>
      <text:p text:style-name="P8"><text:span text:style-name="T19">- </text:span><text:span text:style-name="T26">Decide on web framework </text:span><text:span text:style-name="T29">(CodeIgniter)</text:span></text:p>
      <text:p text:style-name="P52">- Create a simple skeleton web application with login functionality to test network communication.<text:span text:style-name="T46">(Done)</text:span></text:p>
      <text:p text:style-name="P52"/>
      <text:p text:style-name="P9"><text:span text:style-name="T41">Stage</text:span><text:span text:style-name="T40"> I test cases</text:span><text:span text:style-name="T38"> </text:span></text:p>
      <text:p text:style-name="P9"><text:span text:style-name="T19">- </text:span><text:span text:style-name="T20">Does the hardware power up/power down and function like it is supposed to? </text:span><text:span text:style-name="T29">Yes</text:span></text:p>
      <text:p text:style-name="P53">- Any defective or broken parts?</text:p>
      <text:p text:style-name="P53">- Do we need to change out any parts for better/cheaper ones for later phases? If so, which ones? </text:p>
      <text:p text:style-name="P53">- Can we reliably send bytes from the main hub to a mobile device via bluetooth? </text:p>
      <text:p text:style-name="P53">- Can we reliably send bytes from a mobile device to the main hub via bluetooth? </text:p>
      <text:p text:style-name="P9"><text:span text:style-name="T20">- </text:span><text:span text:style-name="T21">Can we reliably send bytes to the web server url? </text:span><text:span text:style-name="T29">Yes</text:span></text:p>
      <text:p text:style-name="P54">- Can the web server receive data and display it ? <text:span text:style-name="T46">Yes </text:span></text:p>
      <text:p text:style-name="P54">- Can we login to the system and create new user profiles? <text:span text:style-name="T46">Yes</text:span></text:p>
      <text:p text:style-name="P54"><text:s text:c="2"/></text:p>
      <text:p text:style-name="P22">Stage II ( 2 – 3 Weeks) </text:p>
      <text:p text:style-name="P49"/>
      <text:p text:style-name="P15"><text:span text:style-name="T18">(</text:span><text:span text:style-name="T17">Basic functionality stage)</text:span></text:p>
      <text:p text:style-name="P49"/>
      <text:p text:style-name="P10"><text:span text:style-name="T18">- </text:span><text:span text:style-name="T21">Establish the </text:span><text:span text:style-name="T22">syncing protocol from main hub to web server </text:span><text:span text:style-name="T29">(DONE)</text:span></text:p>
      <text:p text:style-name="P10"><text:span text:style-name="T22">- Add </text:span><text:span text:style-name="T23">Web App </text:span><text:span text:style-name="T22">feature: allow user to register device </text:span><text:span text:style-name="T29">(Done)</text:span></text:p>
      <text:p text:style-name="P10"><text:span text:style-name="T22">- </text:span><text:span text:style-name="T23">RSA Encryption for user key sent to web server </text:span><text:span text:style-name="T29">(NOT DONE)</text:span></text:p>
      <text:p text:style-name="P10"><text:span text:style-name="T22">- </text:span><text:span text:style-name="T23">Establish communication from web server to main hub </text:span><text:span text:style-name="T29">(OBSOLETE)</text:span></text:p>
      <text:p text:style-name="P10"><text:span text:style-name="T23">- </text:span><text:span text:style-name="T24">Research Z-Wave home automation </text:span><text:span text:style-name="T25">protocol</text:span><text:span text:style-name="T24"> </text:span><text:span text:style-name="T25">(low power RF)</text:span></text:p>
      <text:p text:style-name="P55"/>
      <text:p text:style-name="P11"><text:span text:style-name="T41">Stage</text:span><text:span text:style-name="T40"> </text:span><text:span text:style-name="T42">I</text:span><text:span text:style-name="T40">I test cases</text:span></text:p>
      <text:p text:style-name="P50"/>
      <text:p text:style-name="P11"><text:span text:style-name="T18">- </text:span><text:span text:style-name="T25">Does our main hub reliably connect and communicate to the user's registered profile? <text:s/>(Syncing)</text:span></text:p>
      <text:p text:style-name="P56">- Is the user able to register the device's key/id into the database?</text:p>
      <text:p text:style-name="P56">- Can we encrypt the device ID going into the web server, and decrypt it with a private key?</text:p>
      <text:p text:style-name="P56">- Can we reliably send data from the web server to the main hub?</text:p>
      <text:p text:style-name="P56">- What have we learned about Z-wave protocol?</text:p>
      <text:p text:style-name="P56">- How will we be able to implement Z-wave into our product?</text:p>
      <text:p text:style-name="P11"/>
      <text:p text:style-name="P11"/>
      <text:p text:style-name="P17">Continued <text:span text:style-name="T44">on Next Page … </text:span></text:p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1"/>
      <text:p text:style-name="P23">Stage III ( 4 – 5 Weeks)</text:p>
      <text:p text:style-name="P48"/>
      <text:p text:style-name="P15"><text:span text:style-name="T18">(</text:span><text:span text:style-name="T17">Feature Development Stage)</text:span></text:p>
      <text:p text:style-name="P51"/>
      <text:p text:style-name="P15"><text:span text:style-name="T30">Web Application / Network</text:span><text:span text:style-name="T17"> </text:span></text:p>
      <text:p text:style-name="P51"/>
      <text:p text:style-name="P51">- Arm/Disarm the system via web application</text:p>
      <text:p text:style-name="P51">- Set microphone sensitivity via web application</text:p>
      <text:p text:style-name="P51">- Toggle features on/off via web application</text:p>
      <text:p text:style-name="P51"/>
      <text:p text:style-name="P51"/>
      <text:p text:style-name="P15"><text:span text:style-name="T30">Firmware</text:span><text:span text:style-name="T17"> </text:span></text:p>
      <text:p text:style-name="P51"/>
      <text:p text:style-name="P51">- Receive Arm/Disarm command from web application</text:p>
      <text:p text:style-name="P51">- Receive peripheral setting commands from web application</text:p>
      <text:p text:style-name="P51">- Receive proximity byte from mobile device</text:p>
      <text:p text:style-name="P51"/>
      <text:p text:style-name="P51"/>
      <text:p text:style-name="P15"><text:span text:style-name="T30">Mobile / Bluetooth</text:span><text:span text:style-name="T17"> </text:span></text:p>
      <text:p text:style-name="P51"/>
      <text:p text:style-name="P51">- Pair and connect with the main hub device</text:p>
      <text:p text:style-name="P51">- Automatically connect to the main hub once in range</text:p>
      <text:p text:style-name="P51">- Automatically send a data byte to the main hub once connected</text:p>
      <text:p text:style-name="P51"/>
      <text:p text:style-name="P51"/>
      <text:p text:style-name="P59">UI / UX (Web App)</text:p>
      <text:p text:style-name="P51"/>
      <text:p text:style-name="P51">- Choose color scheme</text:p>
      <text:p text:style-name="P51">- Design login page for the web application </text:p>
      <text:p text:style-name="P51">- Design the profile / main page for the web application</text:p>
      <text:p text:style-name="P12"/>
      <text:p text:style-name="P15"><text:span text:style-name="T31">U</text:span><text:span text:style-name="T30">I / UX (Mobile iOS / Android)</text:span><text:span text:style-name="T17"> </text:span></text:p>
      <text:p text:style-name="P51">- Design login view</text:p>
      <text:p text:style-name="P51">- Design main profile view 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soft-page-break/></text:p>
      <text:p text:style-name="P19"/>
      <text:p text:style-name="P18"/>
      <text:p text:style-name="P18"><text:span text:style-name="T39">S</text:span>ync <text:span text:style-name="T45">and Communication </text:span>Protocol Brainstorm </text:p>
      <text:p text:style-name="P18"/>
      <text:p text:style-name="P16"><text:span text:style-name="T17">- </text:span><text:span text:style-name="T27">Use a unique key from each device. <text:s/>Either the wifi / bluetooth chip MAC ID or a custom encrypted ID within the firmware.</text:span></text:p>
      <text:p text:style-name="P57"/>
      <text:p text:style-name="P58">- User will register their device with this ID on the web app.</text:p>
      <text:p text:style-name="P58"/>
      <text:p text:style-name="P58">- Web app will communicate this to the mobile app via login/profile database</text:p>
      <text:p text:style-name="P58"/>
      <text:p text:style-name="P58">- Main hub device will send the encrypted device key to the web server to verify the user has set up an account to communicate with.</text:p>
      <text:p text:style-name="P58"/>
      <text:p text:style-name="P58">- Web server will perform lookup for the unique key id associated with a user profile</text:p>
      <text:p text:style-name="P58"/>
      <text:p text:style-name="P58">- Web server will send back a unique response key that will allow the firmware to communicate with a unique url.</text:p>
      <text:p text:style-name="P58"/>
      <text:p text:style-name="P16"><text:span text:style-name="T27">- Once the id has been verified, the device will be able to communicate via </text:span><text:span text:style-name="T28">JSON requests </text:span></text:p>
      <text:p text:style-name="P13"/>
      <text:p text:style-name="P13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><text:soft-page-break/></text:p>
      <text:p text:style-name="P61"><text:span text:style-name="T47">[Sonny Ochoa] </text:span>Friend List Process Diagrams</text:p>
      <text:p text:style-name="P62"/>
      <text:p text:style-name="P63">Add diagram and abstract here describing the class implementation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" style:font-pitch="variable"/>
    <style:font-face style:name="Courier New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1T22:10:56.828304000</meta:creation-date>
    <dc:date>2013-10-10T22:25:46.969503000</dc:date>
    <meta:editing-duration>P8DT5H37M50S</meta:editing-duration>
    <meta:editing-cycles>37</meta:editing-cycles>
    <meta:generator>LibreOffice/4.1.0.4$MacOSX_x86 LibreOffice_project/89ea49ddacd9aa532507cbf852f2bb22b1ace28</meta:generator>
    <meta:document-statistic meta:table-count="0" meta:image-count="0" meta:object-count="0" meta:page-count="7" meta:paragraph-count="105" meta:word-count="1227" meta:character-count="6994" meta:non-whitespace-character-count="5785"/>
  </office:meta>
</office:document-meta>
</file>